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54in"/>
    </style:style>
    <style:style style:name="co2" style:family="table-column">
      <style:table-column-properties fo:break-before="auto" style:column-width="1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2228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/>
    </style:style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Times New Roman1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position="sub 65%"/>
    </style:style>
    <style:style style:name="T3" style:family="text">
      <style:text-properties style:font-name="Times New Roman1"/>
    </style:style>
    <style:style style:name="T4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Algorithm for determining the terminal settling velocity of the particle <text:s/>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bjective </text:p>
          </table:table-cell>
        </table:table-row>
        <table:table-row table:style-name="ro1">
          <table:table-cell office:value-type="string">
            <text:p>Determine the terminal settling velocity of the particle over a range of particle size and prepare the terminal settling velocity plot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Input</text:p>
          </table:table-cell>
        </table:table-row>
        <table:table-row table:style-name="ro2">
          <table:table-cell office:value-type="string">
            <text:p>Particle properties ρp, dp,min and dp,max</text:p>
          </table:table-cell>
        </table:table-row>
        <table:table-row table:style-name="ro3">
          <table:table-cell office:value-type="string">
            <text:p>Increment for particle size <text:span text:style-name="T1">∆</text:span>d<text:span text:style-name="T2">p</text:span></text:p>
          </table:table-cell>
        </table:table-row>
        <table:table-row table:style-name="ro2">
          <table:table-cell office:value-type="string">
            <text:p>Fluid properties <text:span text:style-name="T3">ρ, </text:span><text:span text:style-name="T3">μ</text:span><text:span text:style-name="T3">.</text:span>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Assumption</text:p>
          </table:table-cell>
        </table:table-row>
        <table:table-row table:style-name="ro1">
          <table:table-cell office:value-type="string">
            <text:p>Only drag, buoyancy and gravity forces are accounted.</text:p>
          </table:table-cell>
        </table:table-row>
        <table:table-row table:style-name="ro1">
          <table:table-cell office:value-type="string">
            <text:p>Particle is assumed to be perfectly spherical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utput</text:p>
          </table:table-cell>
        </table:table-row>
        <table:table-row table:style-name="ro1">
          <table:table-cell office:value-type="string">
            <text:p>Terminal settling velocity plot.</text:p>
          </table:table-cell>
        </table:table-row>
        <table:table-row table:style-name="ro1">
          <table:table-cell office:value-type="string">
            <text:p>Regime of settling.</text:p>
          </table:table-cell>
        </table:table-row>
        <table:table-row table:style-name="ro1" table:number-rows-repeated="1048558">
          <table:table-cell/>
        </table:table-row>
        <table:table-row table:style-name="ro1">
          <table:table-cell/>
        </table:table-row>
      </table:table>
      <table:table table:name="Input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>
            <text:p>Inpu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>
            <text:p>Particle density</text:p>
          </table:table-cell>
          <table:table-cell office:value-type="string">
            <text:p>ρ<text:span text:style-name="T2">p</text:span></text:p>
          </table:table-cell>
          <table:table-cell office:value-type="float" office:value="1500">
            <text:p>1500</text:p>
          </table:table-cell>
          <table:table-cell office:value-type="string">
            <text:p>kg/m<text:span text:style-name="T4">3</text:span></text:p>
          </table:table-cell>
        </table:table-row>
        <table:table-row table:style-name="ro4">
          <table:table-cell office:value-type="string">
            <text:p>Particle size range</text:p>
          </table:table-cell>
          <table:table-cell office:value-type="string">
            <text:p>d<text:span text:style-name="T2">p,min</text:span></text:p>
          </table:table-cell>
          <table:table-cell table:formula="of:=100/1000" office:value-type="float" office:value="0.1">
            <text:p>0.1</text:p>
          </table:table-cell>
          <table:table-cell office:value-type="string">
            <text:p>m</text:p>
          </table:table-cell>
        </table:table-row>
        <table:table-row table:style-name="ro4">
          <table:table-cell/>
          <table:table-cell office:value-type="string">
            <text:p>d<text:span text:style-name="T2">p,max</text:span></text:p>
          </table:table-cell>
          <table:table-cell/>
          <table:table-cell office:value-type="string">
            <text:p>m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Fluid density</text:p>
          </table:table-cell>
          <table:table-cell table:style-name="ce6" office:value-type="string">
            <text:p>ρ</text:p>
          </table:table-cell>
          <table:table-cell office:value-type="float" office:value="1000">
            <text:p>1000</text:p>
          </table:table-cell>
          <table:table-cell office:value-type="string">
            <text:p>kg/m<text:span text:style-name="T4">3</text:span></text:p>
          </table:table-cell>
        </table:table-row>
        <table:table-row table:style-name="ro6">
          <table:table-cell office:value-type="string">
            <text:p>Fluid viscosity</text:p>
          </table:table-cell>
          <table:table-cell table:style-name="ce6" office:value-type="string">
            <text:p>μ</text:p>
          </table:table-cell>
          <table:table-cell table:formula="of:=1/10000" office:value-type="float" office:value="0.0001">
            <text:p>0.0001</text:p>
          </table:table-cell>
          <table:table-cell office:value-type="string">
            <text:p>Pa s </text:p>
          </table:table-cell>
        </table:table-row>
      </table:table>
      <table:table table:name="Calculation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Given data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formula="of:=[Input.A3]" office:value-type="string" office:string-value="Particle density">
            <text:p>Particle density</text:p>
          </table:table-cell>
          <table:table-cell office:value-type="string">
            <text:p>ρ<text:span text:style-name="T2">p</text:span></text:p>
          </table:table-cell>
          <table:table-cell table:formula="of:=[Input.C3]" office:value-type="float" office:value="1500">
            <text:p>1500</text:p>
          </table:table-cell>
          <table:table-cell office:value-type="string">
            <text:p>kg/m<text:span text:style-name="T4">3</text:span></text:p>
          </table:table-cell>
        </table:table-row>
        <table:table-row table:style-name="ro4">
          <table:table-cell table:formula="of:=[Input.A4]" office:value-type="string" office:string-value="Particle size range">
            <text:p>Particle size range</text:p>
          </table:table-cell>
          <table:table-cell office:value-type="string">
            <text:p>d<text:span text:style-name="T2">p,min</text:span></text:p>
          </table:table-cell>
          <table:table-cell table:formula="of:=[Input.C4]" office:value-type="float" office:value="0.1">
            <text:p>0.1</text:p>
          </table:table-cell>
          <table:table-cell table:formula="of:=[Input.D4]" office:value-type="string" office:string-value="m">
            <text:p>m</text:p>
          </table:table-cell>
        </table:table-row>
        <table:table-row table:style-name="ro4">
          <table:table-cell/>
          <table:table-cell office:value-type="string">
            <text:p>d<text:span text:style-name="T2">p,max</text:span></text:p>
          </table:table-cell>
          <table:table-cell table:formula="of:=[Input.C5]" office:value-type="float" office:value="0">
            <text:p>0</text:p>
          </table:table-cell>
          <table:table-cell table:formula="of:=[Input.D5]" office:value-type="string" office:string-value="m">
            <text:p>m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table:formula="of:=[Input.A7]" office:value-type="string" office:string-value="Fluid density">
            <text:p>Fluid density</text:p>
          </table:table-cell>
          <table:table-cell table:formula="of:=[Input.B7]" office:value-type="string" office:string-value="ρ">
            <text:p>ρ</text:p>
          </table:table-cell>
          <table:table-cell table:formula="of:=[Input.C7]" office:value-type="float" office:value="1000">
            <text:p>1000</text:p>
          </table:table-cell>
          <table:table-cell office:value-type="string">
            <text:p>kg/m<text:span text:style-name="T4">3</text:span></text:p>
          </table:table-cell>
        </table:table-row>
        <table:table-row table:style-name="ro1">
          <table:table-cell table:formula="of:=[Input.A8]" office:value-type="string" office:string-value="Fluid viscosity">
            <text:p>Fluid viscosity</text:p>
          </table:table-cell>
          <table:table-cell table:formula="of:=[Input.B8]" office:value-type="string" office:string-value="μ">
            <text:p>μ</text:p>
          </table:table-cell>
          <table:table-cell table:formula="of:=[Input.C8]" office:value-type="float" office:value="0.0001">
            <text:p>0.0001</text:p>
          </table:table-cell>
          <table:table-cell table:formula="of:=[Input.D8]" office:value-type="string" office:string-value="Pa s ">
            <text:p>Pa s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alcul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<text:span text:style-name="T2">p</text:span></text:p>
          </table:table-cell>
          <table:table-cell office:value-type="string">
            <text:p>Ar</text:p>
          </table:table-cell>
          <table:table-cell office:value-type="string">
            <text:p>U<text:span text:style-name="T2">TSV</text:span></text:p>
          </table:table-cell>
        </table:table-row>
        <table:table-row table:style-name="ro4">
          <table:table-cell office:value-type="string">
            <text:p>d<text:span text:style-name="T2">p,min</text:span></text:p>
          </table:table-cell>
          <table:table-cell table:formula="of:=[.C4]" office:value-type="float" office:value="0.1">
            <text:p>0.1</text:p>
          </table:table-cell>
          <table:table-cell table:formula="of:=4*POWER([.B15];3)*[.C7]*([.C3]-[.C7])*9.81/3/POWER([.C8];2)" office:value-type="float" office:value="654000000000">
            <text:p>654000000000</text:p>
          </table:table-cell>
          <table:table-cell table:formula="of:=IF([.C15]&lt;=24;([.C15]*[.C8]/64/[.C7]/[.B15]);IF([.C15]&gt;440000;([.C8]*POWER(([.C15]/0.44);0.5)/[.C7]/[.B15]);(((14.8586*POWER([.C15];(-0.666)))+(0.56333*POWER([.C15];(-0.1666))))*((POWER([.C7];2)/[.C8]/9.81/([.C3]-[.C7]))^0.3333))))" office:value-type="float" office:value="1.21916513908643">
            <text:p>1.21916513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text>k</number:text>
      <number:era/>
      <number:text>/</number:text>
      <number:month/>
      <number:text>3</number:text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1/13/2019</text:date>, <text:time>18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1-13T07:57:00.92</meta:creation-date>
    <meta:generator>OpenOffice/4.1.6$Win32 OpenOffice.org_project/416m1$Build-9790</meta:generator>
    <dc:date>2019-01-13T18:19:05.33</dc:date>
    <dc:creator>Keerthi vasan</dc:creator>
    <meta:editing-duration>PT1H51M57S</meta:editing-duration>
    <meta:editing-cycles>10</meta:editing-cycles>
    <meta:document-statistic meta:table-count="3" meta:cell-count="61" meta:object-count="0"/>
  </office:meta>
</office:document-meta>
</file>